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AdapterFactory.JDBCAdapt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DBCAdapterFactory.getAdapter( Connection conn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DBCAdapterFactory.log( String msg , SQLException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